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10.38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0.294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4.628cm"/>
    </style:style>
    <style:style style:name="co8" style:family="table-column">
      <style:table-column-properties fo:break-before="auto" style:column-width="4.057cm"/>
    </style:style>
    <style:style style:name="co9" style:family="table-column">
      <style:table-column-properties fo:break-before="auto" style:column-width="4.665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style:text-underline-style="solid" style:text-underline-width="auto" style:text-underline-color="font-color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MODULES LIST</text:p>
          </table:table-cell>
          <table:table-cell table:style-name="ce1" office:value-type="string" calcext:value-type="string">
            <text:p>8u.1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This spreadsheet gives information about the CBUS module types, which is returned by the firmware in the module.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Note: This list does NOT include other hardware that masquerades on the CBUS as something different by running one of the firmwares listed below.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lease enter any amendments or fill in any missing details on your own GitHub branch, update the <text:span text:style-name="T1">minor</text:span> revision number after the dot, and issue a pull request.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or adding new module types, see the notes at the bottom of the list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Notes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string" calcext:value-type="string">
            <text:p>Needs firmware changing from that supplied with the ki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**</text:p>
          </table:table-cell>
          <table:table-cell office:value-type="string" calcext:value-type="string">
            <text:p>Also needs different build options to standard MERG ki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***</text:p>
          </table:table-cell>
          <table:table-cell office:value-type="string" calcext:value-type="string">
            <text:p>Modules not supported directly by FCU can be set up in FCU generic mode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ID</text:p>
          </table:table-cell>
          <table:table-cell table:style-name="ce1" office:value-type="string" calcext:value-type="string">
            <text:p>Module Name</text:p>
          </table:table-cell>
          <table:table-cell table:style-name="ce1" office:value-type="string" calcext:value-type="string">
            <text:p>Type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1g or 2g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FCU support ***</text:p>
          </table:table-cell>
          <table:table-cell table:style-name="ce1" office:value-type="string" calcext:value-type="string">
            <text:p>H/W designer</text:p>
          </table:table-cell>
          <table:table-cell table:style-name="ce1" office:value-type="string" calcext:value-type="string">
            <text:p>Firmware lead</text:p>
          </table:table-cell>
          <table:table-cell table:style-name="ce1" office:value-type="string" calcext:value-type="string">
            <text:p>Runs on (if different)</text:p>
          </table:table-cell>
          <table:table-cell table:style-name="ce3" office:value-type="string" calcext:value-type="string">
            <text:p>MERG kit</text:p>
          </table:table-cell>
          <table:table-cell table:style-name="ce3" office:value-type="string" calcext:value-type="string">
            <text:p>PCB available</text:p>
          </table:table-cell>
          <table:table-cell table:style-name="ce3" office:value-type="string" calcext:value-type="string">
            <text:p>Parts kit available</text:p>
          </table:table-cell>
          <table:table-cell table:style-name="ce1" office:value-type="string" calcext:value-type="string">
            <text:p>Modules Knowledgebase link</text:p>
          </table:table-cell>
          <table:table-cell table:style-name="ce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ERG</text:p>
          </table:table-cell>
          <table:table-cell/>
          <table:table-cell office:value-type="string" calcext:value-type="string">
            <text:p>CANAC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enoid point driver</text:p>
          </table:table-cell>
          <table:table-cell office:value-type="string" calcext:value-type="string">
            <text:p>1g <text:s/></text:p>
          </table:table-cell>
          <table:table-cell office:value-type="string" calcext:value-type="string">
            <text:p>MERG ki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ike Bolton</text:p>
          </table:table-cell>
          <table:table-cell/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https://www.merg.org.uk/merg_wiki/doku.php?id=cbus:canacc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ACC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orised point driver</text:p>
          </table:table-cell>
          <table:table-cell office:value-type="string" calcext:value-type="string">
            <text:p>1g <text:s/></text:p>
          </table:table-cell>
          <table:table-cell office:value-type="string" calcext:value-type="string">
            <text:p>MERG ki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ike Bolton</text:p>
          </table:table-cell>
          <table:table-cell/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https://www.merg.org.uk/merg_wiki/doku.php?id=cbus:canacc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ACC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 digital outputs</text:p>
          </table:table-cell>
          <table:table-cell office:value-type="string" calcext:value-type="string">
            <text:p>1g <text:s/></text:p>
          </table:table-cell>
          <table:table-cell office:value-type="string" calcext:value-type="string">
            <text:p>MERG ki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ike Bolton</text:p>
          </table:table-cell>
          <table:table-cell/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https://www.merg.org.uk/merg_wiki/doku.php?id=cbus:canacc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AC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trol panel switch/button encoder</text:p>
          </table:table-cell>
          <table:table-cell office:value-type="string" calcext:value-type="string">
            <text:p>1g <text:s/></text:p>
          </table:table-cell>
          <table:table-cell office:value-type="string" calcext:value-type="string">
            <text:p>MERG kit*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ike Bolton</text:p>
          </table:table-cell>
          <table:table-cell/>
          <table:table-cell office:value-type="string" calcext:value-type="string">
            <text:p>Y*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www.merg.org.uk/merg_wiki/doku.php?id=cbus:canace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ACE8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 digital inputs</text:p>
          </table:table-cell>
          <table:table-cell office:value-type="string" calcext:value-type="string">
            <text:p>1g <text:s/></text:p>
          </table:table-cell>
          <table:table-cell office:value-type="string" calcext:value-type="string">
            <text:p>MERG ki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ike Bolton</text:p>
          </table:table-cell>
          <table:table-cell/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https://www.merg.org.uk/merg_wiki/doku.php?id=cbus:canace8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L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4 led driver</text:p>
          </table:table-cell>
          <table:table-cell office:value-type="string" calcext:value-type="string">
            <text:p>1g <text:s/></text:p>
          </table:table-cell>
          <table:table-cell office:value-type="string" calcext:value-type="string">
            <text:p>Superceded firmware for MERG ki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ike Bolton</text:p>
          </table:table-cell>
          <table:table-cell/>
          <table:table-cell office:value-type="string" calcext:value-type="string">
            <text:p>Y*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www.merg.org.uk/merg_wiki/doku.php?id=cbus:canled6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LED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4 led driver (multi leds per event)</text:p>
          </table:table-cell>
          <table:table-cell office:value-type="string" calcext:value-type="string">
            <text:p>1g <text:s/></text:p>
          </table:table-cell>
          <table:table-cell office:value-type="string" calcext:value-type="string">
            <text:p>MERG kit*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 Bolton</text:p>
          </table:table-cell>
          <table:table-cell office:value-type="string" calcext:value-type="string">
            <text:p>Roger Healey</text:p>
          </table:table-cell>
          <table:table-cell office:value-type="string" calcext:value-type="string">
            <text:p>CANLED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https://www.merg.org.uk/merg_wiki/doku.php?id=cbus:canled6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ACC4_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v version of CANACC4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Design superceded by CANSO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ike Bolton</text:p>
          </table:table-cell>
          <table:table-cell table:number-columns-repeated="4"/>
          <table:table-cell office:value-type="string" calcext:value-type="string">
            <text:p>https://www.merg.org.uk/merg_wiki/doku.php?id=cbus:canacc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CA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NCAB hand throttl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MERG ki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ike Bolton</text:p>
          </table:table-cell>
          <table:table-cell/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https://www.merg.org.uk/merg_wiki/doku.php?id=cbus:canc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CM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NCMD command station (h/w now CANCMD2)</text:p>
          </table:table-cell>
          <table:table-cell/>
          <table:table-cell office:value-type="string" calcext:value-type="string">
            <text:p>MERG ki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 Bolton</text:p>
          </table:table-cell>
          <table:table-cell office:value-type="string" calcext:value-type="string">
            <text:p>Pete Brownlow</text:p>
          </table:table-cell>
          <table:table-cell/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https://www.merg.org.uk/merg_wiki/doku.php?id=cbus:canc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SERV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8 servo driver (on canacc8 or similar hardware)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Design superceded by CANMIO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ike Bolton</text:p>
          </table:table-cell>
          <table:table-cell office:value-type="string" calcext:value-type="string">
            <text:p>CANSERVO</text:p>
          </table:table-cell>
          <table:table-cell table:number-columns-repeated="3"/>
          <table:table-cell office:value-type="string" calcext:value-type="string">
            <text:p>https://www.merg.org.uk/merg_wiki/doku.php?id=cbus:canservo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B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C1a command station - CBUS plug in for oringal MERG BC1a 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Current design, but BC1a itself not curren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Pete Brownlow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NRP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PI and RFID interface</text:p>
          </table:table-cell>
          <table:table-cell office:value-type="string" calcext:value-type="string">
            <text:p>1g <text:s/></text:p>
          </table:table-cell>
          <table:table-cell office:value-type="string" calcext:value-type="string">
            <text:p>Design only</text:p>
          </table:table-cell>
          <table:table-cell/>
          <table:table-cell table:number-columns-repeated="2" office:value-type="string" calcext:value-type="string">
            <text:p>Bob Vetterl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NTTC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rntable controller (turntable end)</text:p>
          </table:table-cell>
          <table:table-cell office:value-type="string" calcext:value-type="string">
            <text:p>1g <text:s/></text:p>
          </table:table-cell>
          <table:table-cell office:value-type="string" calcext:value-type="string">
            <text:p>PCB layout available</text:p>
          </table:table-cell>
          <table:table-cell/>
          <table:table-cell table:number-columns-repeated="2" office:value-type="string" calcext:value-type="string">
            <text:p>Brian Todd</text:p>
          </table:table-cell>
          <table:table-cell table:number-columns-repeated="4"/>
          <table:table-cell office:value-type="string" calcext:value-type="string">
            <text:p>https://www.merg.org.uk/merg_wiki/doku.php?id=other_download:turntable#operation_over_cbu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TTC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urntable controller (control panel end)</text:p>
          </table:table-cell>
          <table:table-cell office:value-type="string" calcext:value-type="string">
            <text:p>1g <text:s/></text:p>
          </table:table-cell>
          <table:table-cell office:value-type="string" calcext:value-type="string">
            <text:p>PCB layout available</text:p>
          </table:table-cell>
          <table:table-cell/>
          <table:table-cell table:number-columns-repeated="2" office:value-type="string" calcext:value-type="string">
            <text:p>Brian Todd</text:p>
          </table:table-cell>
          <table:table-cell table:number-columns-repeated="4"/>
          <table:table-cell office:value-type="string" calcext:value-type="string">
            <text:p>https://www.merg.org.uk/merg_wiki/doku.php?id=other_download:turntable#operation_over_cbu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H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andset controller for old BC1a type handsets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H/W only, no firmware (yet)</text:p>
          </table:table-cell>
          <table:table-cell/>
          <table:table-cell table:number-columns-repeated="2" office:value-type="string" calcext:value-type="string">
            <text:p>Pete Brownlow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NTOT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rack occupancy detector</text:p>
          </table:table-cell>
          <table:table-cell office:value-type="string" calcext:value-type="string">
            <text:p>1g <text:s/></text:p>
          </table:table-cell>
          <table:table-cell office:value-type="string" calcext:value-type="string">
            <text:p>Firmware build for CANACE8c, identical n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 Bolton</text:p>
          </table:table-cell>
          <table:table-cell office:value-type="string" calcext:value-type="string">
            <text:p>Phil Wheeler</text:p>
          </table:table-cell>
          <table:table-cell office:value-type="string" calcext:value-type="string">
            <text:p>CANACE8c</text:p>
          </table:table-cell>
          <table:table-cell office:value-type="string" calcext:value-type="string">
            <text:p>Y*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www.merg.org.uk/merg_wiki/doku.php?id=cbus:cansi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8I8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 inputs 8 outputs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ANSERVO8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nservo with servo position feedback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Design superceded by CANMIO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ike Bolton</text:p>
          </table:table-cell>
          <table:table-cell office:value-type="string" calcext:value-type="string">
            <text:p>CANSERVO</text:p>
          </table:table-cell>
          <table:table-cell table:number-columns-repeated="3"/>
          <table:table-cell office:value-type="string" calcext:value-type="string">
            <text:p>https://www.merg.org.uk/merg_wiki/doku.php?id=cbus:canservo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RFI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FID input</text:p>
          </table:table-cell>
          <table:table-cell office:value-type="string" calcext:value-type="string">
            <text:p>1g <text:s/></text:p>
          </table:table-cell>
          <table:table-cell office:value-type="string" calcext:value-type="string">
            <text:p>Firmware for CANACE8c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ANACE8c</text:p>
          </table:table-cell>
          <table:table-cell office:value-type="string" calcext:value-type="string">
            <text:p>Y*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www.merg.org.uk/merg_wiki/doku.php?id=cbus:canrfi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TC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t implemented – module type no longer required</text:p>
          </table:table-cell>
          <table:table-cell table:number-columns-repeated="3"/>
          <table:table-cell table:number-columns-repeated="2" table:style-name="ce4" office:value-type="string" calcext:value-type="string">
            <text:p>Richard Tearle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NACE16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 implemented – module type no longer required</text:p>
          </table:table-cell>
          <table:table-cell table:number-columns-repeated="3"/>
          <table:table-cell table:number-columns-repeated="2" table:style-name="ce4" office:value-type="string" calcext:value-type="string">
            <text:p>Richard Tearle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NIO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t implemented – module type no longer required</text:p>
          </table:table-cell>
          <table:table-cell table:number-columns-repeated="3"/>
          <table:table-cell table:number-columns-repeated="2" table:style-name="ce4" office:value-type="string" calcext:value-type="string">
            <text:p>Richard Tearle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NSNDX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t implemented – module type no longer required</text:p>
          </table:table-cell>
          <table:table-cell table:number-columns-repeated="3"/>
          <table:table-cell table:number-columns-repeated="2" table:style-name="ce4" office:value-type="string" calcext:value-type="string">
            <text:p>Richard Tearle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NE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thernet interfac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Mature desig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an Hart/Pete Brownlow</text:p>
          </table:table-cell>
          <table:table-cell office:value-type="string" calcext:value-type="string">
            <text:p>Pete Brownlow</text:p>
          </table:table-cell>
          <table:table-cell office:value-type="string" calcext:value-type="string">
            <text:p>CANETHER or CANEther-T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www.merg.org.uk/merg_wiki/doku.php?id=cbus:canether-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SIG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ultiple aspect signalling for CANLED module</text:p>
          </table:table-cell>
          <table:table-cell office:value-type="string" calcext:value-type="string">
            <text:p>1g <text:s/></text:p>
          </table:table-cell>
          <table:table-cell office:value-type="string" calcext:value-type="string">
            <text:p>Firmware for CANL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 Bolton</text:p>
          </table:table-cell>
          <table:table-cell office:value-type="string" calcext:value-type="string">
            <text:p>Phil Wheeler</text:p>
          </table:table-cell>
          <table:table-cell office:value-type="string" calcext:value-type="string">
            <text:p>CANLED</text:p>
          </table:table-cell>
          <table:table-cell office:value-type="string" calcext:value-type="string">
            <text:p>Y*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www.merg.org.uk/merg_wiki/doku.php?id=cbus:cansi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SIG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ultiple aspect signalling for CANACC8 module</text:p>
          </table:table-cell>
          <table:table-cell office:value-type="string" calcext:value-type="string">
            <text:p>1g/2g</text:p>
          </table:table-cell>
          <table:table-cell office:value-type="string" calcext:value-type="string">
            <text:p>Firmware for CANACC8 or CANMI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 Bolton/Pete Brownlow</text:p>
          </table:table-cell>
          <table:table-cell office:value-type="string" calcext:value-type="string">
            <text:p>Phil Wheeler</text:p>
          </table:table-cell>
          <table:table-cell office:value-type="string" calcext:value-type="string">
            <text:p>CANACC8 or CANMIO</text:p>
          </table:table-cell>
          <table:table-cell office:value-type="string" calcext:value-type="string">
            <text:p>Y*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www.merg.org.uk/merg_wiki/doku.php?id=cbus:cansi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COND8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nditional event generation</text:p>
          </table:table-cell>
          <table:table-cell office:value-type="string" calcext:value-type="string">
            <text:p>1g/2g</text:p>
          </table:table-cell>
          <table:table-cell office:value-type="string" calcext:value-type="string">
            <text:p>Firmware for CANACC8 or CANMI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 Bolton/Pete Brownlow</text:p>
          </table:table-cell>
          <table:table-cell office:value-type="string" calcext:value-type="string">
            <text:p>Roger Healey</text:p>
          </table:table-cell>
          <table:table-cell office:value-type="string" calcext:value-type="string">
            <text:p>CANACC8 or CANMIO</text:p>
          </table:table-cell>
          <table:table-cell office:value-type="string" calcext:value-type="string">
            <text:p>Y*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www.merg.org.uk/merg_wiki/doku.php?id=cbus:canccond8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PA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ontrol panel 32/32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MERG ki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ike Bolton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NACE3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wer version of CANACE3 firmware</text:p>
          </table:table-cell>
          <table:table-cell office:value-type="string" calcext:value-type="string">
            <text:p>1g <text:s/></text:p>
          </table:table-cell>
          <table:table-cell office:value-type="string" calcext:value-type="string">
            <text:p>MERG ki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 Bolton</text:p>
          </table:table-cell>
          <table:table-cell office:value-type="string" calcext:value-type="string">
            <text:p>Phil Wheeler</text:p>
          </table:table-cell>
          <table:table-cell office:value-type="string" calcext:value-type="string">
            <text:p>CANACE3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https://www.merg.org.uk/merg_wiki/doku.php?id=cbus:canace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Pane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ontrol panel 64/64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Under development</text:p>
          </table:table-cell>
          <table:table-cell/>
          <table:table-cell table:number-columns-repeated="2" office:value-type="string" calcext:value-type="string">
            <text:p>Pete Brownlow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https://www.merg.org.uk/merg_wiki/doku.php?id=cbus:canpane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MI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ultiple I/O – Universal CANMIO firmwar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Released firmware for CANMIO &amp; others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Pete Brownlow</text:p>
          </table:table-cell>
          <table:table-cell office:value-type="string" calcext:value-type="string">
            <text:p>Ian Hogg</text:p>
          </table:table-cell>
          <table:table-cell office:value-type="string" calcext:value-type="string">
            <text:p>CANMIO &amp; others</text:p>
          </table:table-cell>
          <table:table-cell office:value-type="string" calcext:value-type="string">
            <text:p>Y*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www.merg.org.uk/merg_wiki/doku.php?id=cbus:canmio_f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ACE8MI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ultiple IO module 16 inputs emulating CANACE8C on CANMIO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Firmware for CANMIO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Pete Brownlow</text:p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Y*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www.merg.org.uk/merg_wiki/doku.php?id=cbus:canace8c#canace8mio_firmwar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SO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olenoid driver modul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MERG ki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ike Bolton</text:p>
          </table:table-cell>
          <table:table-cell/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https://www.merg.org.uk/merg_wiki/doku.php?id=cbus:canso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BIP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Universal CANBIP firmware - Bipolar IO module with 8 D/B I/O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Released firmware for CANBIP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Pete Brownlow</text:p>
          </table:table-cell>
          <table:table-cell office:value-type="string" calcext:value-type="string">
            <text:p>Pete Brownlow/Ian Hogg</text:p>
          </table:table-cell>
          <table:table-cell office:value-type="string" calcext:value-type="string">
            <text:p>CANBIP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www.merg.org.uk/merg_wiki/doku.php?id=cbus:canbi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CDU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olenoid driver module with additional 6 I/O pi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Proven design (CANSOL + 6 I/O) PCBs &amp; parts kits availabl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Pete Brownlow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www.merg.org.uk/merg_wiki/doku.php?id=cbus:cancdu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ACC4CDU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ANACC4 firmware ported to CANCDU</text:p>
          </table:table-cell>
          <table:table-cell/>
          <table:table-cell office:value-type="string" calcext:value-type="string">
            <text:p>Module type not used – see CANCDU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NWiBas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AN to MiWi base station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Under development</text:p>
          </table:table-cell>
          <table:table-cell/>
          <table:table-cell table:number-columns-repeated="2" office:value-type="string" calcext:value-type="string">
            <text:p>Pete Brownlow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iCAB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Wireless cab using MiWi protocol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Under development</text:p>
          </table:table-cell>
          <table:table-cell/>
          <table:table-cell table:number-columns-repeated="2" office:value-type="string" calcext:value-type="string">
            <text:p>Pete Brownlow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NWiF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N to WiFi connection with Withrottle to CBUS 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Sucperceded by CANPi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NFT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urntable controller configured using FLiM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Under development</text:p>
          </table:table-cell>
          <table:table-cell/>
          <table:table-cell table:number-columns-repeated="2" office:value-type="string" calcext:value-type="string">
            <text:p>Duncan Greenwoo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NHNDS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andset (alternative to CANCAB)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ANTCHNDS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ouchscreen handset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ANRFID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ulti-channel RFID reader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MERG kit*</text:p>
          </table:table-cell>
          <table:table-cell/>
          <table:table-cell table:number-columns-repeated="2" office:value-type="string" calcext:value-type="string">
            <text:p>Mike Bolton</text:p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Y*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www.merg.org.uk/merg_wiki/doku.php?id=cbus:canrfid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mchRFI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ither a 2ch or 8ch RFID reader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ANPiW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 Raspberry Pi based module for WiFi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MERG ki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an Hart </text:p>
          </table:table-cell>
          <table:table-cell table:style-name="ce5" office:value-type="string" calcext:value-type="string">
            <text:p>Amauri de Oliveira Albuquerque, Mike Bolton, Dave McCabe. </text:p>
          </table:table-cell>
          <table:table-cell office:value-type="string" calcext:value-type="string">
            <text:p>Raspberry Pi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https://www.merg.org.uk/merg_wiki/doku.php?id=cbus:canw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4DC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C train controller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Proven design, Gerbers available</text:p>
          </table:table-cell>
          <table:table-cell/>
          <table:table-cell table:number-columns-repeated="2" office:value-type="string" calcext:value-type="string">
            <text:p>Ian Hogg</text:p>
          </table:table-cell>
          <table:table-cell table:number-columns-repeated="4"/>
          <table:table-cell office:value-type="string" calcext:value-type="string">
            <text:p>https://www.merg.org.uk/merg_wiki/doku.php?id=cbus:can4d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ELEV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elevator controller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Firmware for CANMIO - under development</text:p>
          </table:table-cell>
          <table:table-cell/>
          <table:table-cell table:number-columns-repeated="2" office:value-type="string" calcext:value-type="string">
            <text:p>Pete Brownlow</text:p>
          </table:table-cell>
          <table:table-cell office:value-type="string" calcext:value-type="string">
            <text:p>CANMIO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NSCA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28 switch inputs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Proven design – 2g replacement for CANACE3 – gerbers availabl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ike Bolton</text:p>
          </table:table-cell>
          <table:table-cell table:number-columns-repeated="4"/>
          <table:table-cell office:value-type="string" calcext:value-type="string">
            <text:p>https://merg.org.uk/merg_wiki/doku.php?id=cbus:cansc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MIO_SV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6MHz 25k80 version of CANSERVO8c on CANMIO hardwar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MERG ki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Pete Brownlow</text:p>
          </table:table-cell>
          <table:table-cell office:value-type="string" calcext:value-type="string">
            <text:p>CANMIO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https://merg.org.uk/merg_wiki/doku.php?id=cbus:canmi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MIO_INP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6MHz 25k80 version of CANACE8MIO on CANMIO hardwar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Firmware not implemented – use CANACE8MIO or Universal CANMI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NMIO_OU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MHz 25k80 version of CANACC8 on CANMIO hardwar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MERG kit*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Pete Brownlow</text:p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Y*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merg.org.uk/merg_wiki/doku.php?id=cbus:canmi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BIP_OU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6MHz 25k80 version of CANACC5 on CANBIP hardwar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Proven design, PCBs and parts kits availabl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Pete Brownlow</text:p>
          </table:table-cell>
          <table:table-cell office:value-type="string" calcext:value-type="string">
            <text:p>CANMIO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merg.org.uk/merg_wiki/doku.php?id=cbus:canmi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ASTO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BUS Emergency Stop generator for DCC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erbers available</text:p>
          </table:table-cell>
          <table:table-cell/>
          <table:table-cell table:number-columns-repeated="2" office:value-type="string" calcext:value-type="string">
            <text:p>Tim Coombs</text:p>
          </table:table-cell>
          <table:table-cell table:number-columns-repeated="4"/>
          <table:table-cell office:value-type="string" calcext:value-type="string">
            <text:p>https://merg.org.uk/merg_wiki/doku.php?id=cbus:canasto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CSB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NCMD with on board 3A booster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Proven design PCBs &amp; parts kits availabl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Pete Brownlow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<text:a xlink:href="https://merg.org.uk/merg_wiki/doku.php?id=cbus:cancsb" xlink:type="simple">https://merg.org.uk/merg_wiki/doku.php?id=cbus:cancsb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MA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gnet on Track detector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Firmware for CANMI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ete Brownlow</text:p>
          </table:table-cell>
          <table:table-cell office:value-type="string" calcext:value-type="string">
            <text:p>Mike Bolton</text:p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Y*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merg.org.uk/merg_wiki/doku.php?id=cbus:canma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ACE16CMIO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6 input equivaent to CANACE8C</text:p>
          </table:table-cell>
          <table:table-cell office:value-type="string" calcext:value-type="string">
            <text:p>2g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NPiNOD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BUS module based on Raspberry Pi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ANDISP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5K80 version of CANLED64 (IHart and MB)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Proven design – 2g replacement for CANLED – gerbers availabl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ike Bolton</text:p>
          </table:table-cell>
          <table:table-cell table:number-columns-repeated="4"/>
          <table:table-cell office:value-type="string" calcext:value-type="string">
            <text:p>https://merg.org.uk/merg_wiki/doku.php?id=cbus:candis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COMPUT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mpute conditional Event processing engin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Firmware for CANCOMP or CANMIO</text:p>
          </table:table-cell>
          <table:table-cell/>
          <table:table-cell office:value-type="string" calcext:value-type="string">
            <text:p>Pete Brownlow</text:p>
          </table:table-cell>
          <table:table-cell office:value-type="string" calcext:value-type="string">
            <text:p>Ian Hogg</text:p>
          </table:table-cell>
          <table:table-cell office:value-type="string" calcext:value-type="string">
            <text:p>CANCOMP/CANMIO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merg.org.uk/merg_wiki/doku.php?id=cbus:cant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RC52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ead/Write from/to RC522 RFID tags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Firmware for CANMIO</text:p>
          </table:table-cell>
          <table:table-cell/>
          <table:table-cell office:value-type="string" calcext:value-type="string">
            <text:p>Pete Brownlow</text:p>
          </table:table-cell>
          <table:table-cell office:value-type="string" calcext:value-type="string">
            <text:p>Mike Bolton</text:p>
          </table:table-cell>
          <table:table-cell office:value-type="string" calcext:value-type="string">
            <text:p>CANMIO (3.3V build)</text:p>
          </table:table-cell>
          <table:table-cell office:value-type="string" calcext:value-type="string">
            <text:p>Y**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merg.org.uk/merg_wiki/doku.php?id=cbus:canrc5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IN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8 inputs module (2g version of CANACE8c)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Proven design PCBs &amp; parts kits available</text:p>
          </table:table-cell>
          <table:table-cell/>
          <table:table-cell table:number-columns-repeated="2" office:value-type="string" calcext:value-type="string">
            <text:p>Pete Brownlow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merg.org.uk/merg_wiki/doku.php?id=cbus:canin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OU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8 outputs module (2g version of CANACC8)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Proven design PCBs &amp; parts kits available</text:p>
          </table:table-cell>
          <table:table-cell/>
          <table:table-cell table:number-columns-repeated="2" office:value-type="string" calcext:value-type="string">
            <text:p>Pete Brownlow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merg.org.uk/merg_wiki/doku.php?id=cbus:canou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EMIO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xtended CANMIO (24 I/O ports)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Under development</text:p>
          </table:table-cell>
          <table:table-cell/>
          <table:table-cell table:number-columns-repeated="2" office:value-type="string" calcext:value-type="string">
            <text:p>Pete Brownlow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NCABD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C cab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BETA release firmware for CANPAN</text:p>
          </table:table-cell>
          <table:table-cell/>
          <table:table-cell table:number-columns-repeated="2" office:value-type="string" calcext:value-type="string">
            <text:p>Ian Hogg</text:p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Y*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merg.org.uk/merg_wiki/doku.php?id=cbus:cancabd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RCOM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C Railcom detector/reader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BETA release firmware for CANMIO with addon hardware</text:p>
          </table:table-cell>
          <table:table-cell/>
          <table:table-cell table:number-columns-repeated="2" office:value-type="string" calcext:value-type="string">
            <text:p>Mike Bolton</text:p>
          </table:table-cell>
          <table:table-cell table:number-columns-repeated="4"/>
          <table:table-cell office:value-type="string" calcext:value-type="string">
            <text:p>https://merg.org.uk/merg_wiki/doku.php?id=cbus:canrco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MP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P3 sound player in response to events (eg: station announcements)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erbers available</text:p>
          </table:table-cell>
          <table:table-cell/>
          <table:table-cell table:number-columns-repeated="2" office:value-type="string" calcext:value-type="string">
            <text:p>Duncan Greenwood</text:p>
          </table:table-cell>
          <table:table-cell table:number-columns-repeated="4"/>
          <table:table-cell office:value-type="string" calcext:value-type="string">
            <text:p>https://merg.org.uk/merg_wiki/doku.php?id=sound_modules:cbusmp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XMA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ddressed RGB LED driver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erbers available or use off the shelf Arduino modules</text:p>
          </table:table-cell>
          <table:table-cell/>
          <table:table-cell table:number-columns-repeated="2" office:value-type="string" calcext:value-type="string">
            <text:p>Duncan Greenwood</text:p>
          </table:table-cell>
          <table:table-cell table:number-columns-repeated="4"/>
          <table:table-cell office:value-type="string" calcext:value-type="string">
            <text:p>https://merg.org.uk/merg_wiki/doku.php?id=projects:canx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SVOSE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ervo setting box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erbers available</text:p>
          </table:table-cell>
          <table:table-cell/>
          <table:table-cell table:number-columns-repeated="2" office:value-type="string" calcext:value-type="string">
            <text:p>Duncan Greenwood</text:p>
          </table:table-cell>
          <table:table-cell table:number-columns-repeated="4"/>
          <table:table-cell office:value-type="string" calcext:value-type="string">
            <text:p>https://merg.org.uk/merg_wiki/doku.php?id=projects:servoset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CMDD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C Command station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Arduino project available</text:p>
          </table:table-cell>
          <table:table-cell/>
          <table:table-cell office:value-type="string" calcext:value-type="string">
            <text:p>Dave Radcliffe/Ian Morgan</text:p>
          </table:table-cell>
          <table:table-cell office:value-type="string" calcext:value-type="string">
            <text:p>Dave Radcliffe/John Fletcher</text:p>
          </table:table-cell>
          <table:table-cell table:number-columns-repeated="4"/>
          <table:table-cell office:value-type="string" calcext:value-type="string">
            <text:p>https://merg.org.uk/merg_wiki/doku.php?id=arduino:homepage&amp;s[]=cancmddc#multi-channel_dc_controller_-_cancmdd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TEX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ext message display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Arduino project available</text:p>
          </table:table-cell>
          <table:table-cell/>
          <table:table-cell table:number-columns-repeated="2" office:value-type="string" calcext:value-type="string">
            <text:p>John Fletcher</text:p>
          </table:table-cell>
          <table:table-cell table:number-columns-repeated="4"/>
          <table:table-cell office:value-type="string" calcext:value-type="string">
            <text:p>https://merg.org.uk/merg_wiki/doku.php?id=arduino:homepage&amp;s[]=cancmddc#cantext_using_the_arduino_cbus_librar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ASIGNA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ignal controller 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Under development</text:p>
          </table:table-cell>
          <table:table-cell/>
          <table:table-cell table:number-columns-repeated="2" office:value-type="string" calcext:value-type="string">
            <text:p>John Fletch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NSLID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CC cab with slider control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Under development</text:p>
          </table:table-cell>
          <table:table-cell/>
          <table:table-cell table:number-columns-repeated="2" office:value-type="string" calcext:value-type="string">
            <text:p>Dave Radcliffe </text:p>
          </table:table-cell>
          <table:table-cell table:number-columns-repeated="4"/>
          <table:table-cell office:value-type="string" calcext:value-type="string">
            <text:p>https://merg.org.uk/merg_wiki/doku.php?id=projects:cansli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BDCATC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C ATC modul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Under development</text:p>
          </table:table-cell>
          <table:table-cell/>
          <table:table-cell table:number-columns-repeated="2" office:value-type="string" calcext:value-type="string">
            <text:p>Dave Harri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 style:data-style-name="N2" text:time-value="18:56:42.5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7T15:40:15.382000000</meta:creation-date>
    <dc:date>2020-10-14T19:04:07.282000000</dc:date>
    <meta:editing-duration>P3DT8H58M42S</meta:editing-duration>
    <meta:editing-cycles>21</meta:editing-cycles>
    <meta:generator>LibreOffice/6.3.5.2$Windows_X86_64 LibreOffice_project/dd0751754f11728f69b42ee2af66670068624673</meta:generator>
    <meta:document-statistic meta:table-count="1" meta:cell-count="713" meta:object-count="0"/>
  </office:meta>
</office:document-meta>
</file>